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38cm" loext: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3147cf"/>
    </style:style>
    <style:style style:name="P3"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fo:font-variant="normal" fo:text-transform="none" fo:color="#000000" style:font-name="DejaVu Sans Mono" fo:font-size="9.75pt" fo:letter-spacing="normal" fo:font-style="normal" fo:font-weight="normal" officeooo:rsid="001e0d80" officeooo:paragraph-rsid="001e0d80"/>
    </style:style>
    <style:style style:name="P4"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5"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style:font-size-asian="8.5pt" style:font-size-complex="8.5pt"/>
    </style:style>
    <style:style style:name="P6"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e529d" style:font-size-asian="8.5pt" style:font-size-complex="8.5pt"/>
    </style:style>
    <style:style style:name="P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ccdb4" style:font-size-asian="8.5pt" style:font-size-complex="8.5pt"/>
    </style:style>
    <style:style style:name="P8"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341109" style:font-size-asian="8.5pt" style:font-size-complex="8.5pt"/>
    </style:style>
    <style:style style:name="P9"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P10"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e529d" style:font-size-asian="8.5pt" style:font-weight-asian="bold" style:font-size-complex="8.5pt" style:font-weight-complex="bold"/>
    </style:style>
    <style:style style:name="P11"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ccdb4" style:font-size-asian="8.5pt" style:font-weight-asian="bold" style:font-size-complex="8.5pt" style:font-weight-complex="bold"/>
    </style:style>
    <style:style style:name="P1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color="#000000" style:font-name="DejaVu Sans Mono" officeooo:paragraph-rsid="00341109"/>
    </style:style>
    <style:style style:name="P13"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T1" style:family="text">
      <style:text-properties fo:font-variant="normal" fo:text-transform="none" fo:color="#000000" style:font-name="DejaVu Sans Mono" fo:font-size="8.5pt" fo:letter-spacing="normal" fo:font-style="normal" fo:font-weight="normal" style:font-size-asian="8.5pt" style:font-size-complex="8.5pt"/>
    </style:style>
    <style:style style:name="T2" style:family="text">
      <style:text-properties fo:font-variant="normal" fo:text-transform="none" fo:color="#000000" style:font-name="DejaVu Sans Mono" fo:font-size="8.5pt" fo:letter-spacing="normal" fo:font-style="normal" fo:font-weight="normal" officeooo:rsid="001c4ace" style:font-size-asian="8.5pt" style:font-size-complex="8.5pt"/>
    </style:style>
    <style:style style:name="T3" style:family="text">
      <style:text-properties fo:font-variant="normal" fo:text-transform="none" fo:color="#000000" style:font-name="DejaVu Sans Mono" fo:font-size="8.5pt" fo:letter-spacing="normal" fo:font-style="normal" fo:font-weight="normal" officeooo:rsid="002cedab" style:font-size-asian="8.5pt" style:font-size-complex="8.5pt"/>
    </style:style>
    <style:style style:name="T4" style:family="text">
      <style:text-properties fo:font-variant="normal" fo:text-transform="none" fo:color="#000000" style:font-name="DejaVu Sans Mono" fo:font-size="8.5pt" fo:letter-spacing="normal" fo:font-style="normal" fo:font-weight="normal" officeooo:rsid="003147cf" style:font-size-asian="8.5pt" style:font-size-complex="8.5pt"/>
    </style:style>
    <style:style style:name="T5" style:family="text">
      <style:text-properties fo:font-variant="normal" fo:text-transform="none" fo:color="#000000" style:font-name="DejaVu Sans Mono" fo:font-size="8.5pt" fo:letter-spacing="normal" fo:font-style="normal" fo:font-weight="normal" officeooo:rsid="003a4dfa" style:font-size-asian="8.5pt" style:font-size-complex="8.5pt"/>
    </style:style>
    <style:style style:name="T6" style:family="text">
      <style:text-properties fo:font-variant="normal" fo:text-transform="none" fo:color="#000000" style:font-name="DejaVu Sans Mono" fo:font-size="8.5pt" fo:letter-spacing="normal" fo:font-style="normal" fo:font-weight="normal" officeooo:rsid="003c3e3f" style:font-size-asian="8.5pt" style:font-size-complex="8.5pt"/>
    </style:style>
    <style:style style:name="T7" style:family="text">
      <style:text-properties fo:font-variant="normal" fo:text-transform="none" fo:color="#000000" style:font-name="DejaVu Sans Mono" fo:font-size="8.5pt" fo:letter-spacing="normal" fo:font-style="normal" fo:font-weight="normal" officeooo:rsid="004088c8" style:font-size-asian="8.5pt" style:font-size-complex="8.5pt"/>
    </style:style>
    <style:style style:name="T8" style:family="text">
      <style:text-properties fo:font-variant="normal" fo:text-transform="none" fo:color="#000000" style:font-name="DejaVu Sans Mono" fo:font-size="8.5pt" fo:letter-spacing="normal" fo:font-style="normal" fo:font-weight="normal" officeooo:rsid="00417940" style:font-size-asian="8.5pt" style:font-size-complex="8.5pt"/>
    </style:style>
    <style:style style:name="T9" style:family="text">
      <style:text-properties fo:font-variant="normal" fo:text-transform="none" fo:color="#000000" style:font-name="DejaVu Sans Mono" fo:font-size="8.5pt" fo:letter-spacing="normal" fo:font-style="normal" fo:font-weight="normal" style:font-size-asian="8.5pt" style:font-weight-asian="normal" style:font-size-complex="8.5pt" style:font-weight-complex="normal"/>
    </style:style>
    <style:style style:name="T10" style:family="text">
      <style:text-properties fo:font-variant="normal" fo:text-transform="none" fo:color="#000000" style:font-name="DejaVu Sans Mono" fo:font-size="8.5pt" fo:letter-spacing="normal" fo:font-style="normal" fo:font-weight="normal" style:font-size-asian="8.5pt" style:font-weight-asian="bold" style:font-size-complex="8.5pt" style:font-weight-complex="bold"/>
    </style:style>
    <style:style style:name="T11" style:family="text">
      <style:text-properties fo:font-variant="normal" fo:text-transform="none" fo:color="#000000" style:font-name="DejaVu Sans Mono" fo:font-size="8.5pt" fo:letter-spacing="normal" fo:font-style="normal" fo:font-weight="bold" style:font-size-asian="8.5pt" style:font-style-asian="normal" style:font-weight-asian="bold" style:font-size-complex="8.5pt" style:font-style-complex="normal" style:font-weight-complex="bold"/>
    </style:style>
    <style:style style:name="T12" style:family="text">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T13" style:family="text">
      <style:text-properties fo:font-variant="normal" fo:text-transform="none" fo:color="#000000" style:font-name="DejaVu Sans Mono" fo:font-size="8.5pt" fo:letter-spacing="normal" fo:font-style="normal" fo:font-weight="bold" officeooo:rsid="003147cf" style:font-size-asian="8.5pt" style:font-weight-asian="bold" style:font-size-complex="8.5pt" style:font-weight-complex="bold"/>
    </style:style>
    <style:style style:name="T14" style:family="text">
      <style:text-properties fo:font-variant="normal" fo:text-transform="none" fo:color="#000000" style:font-name="DejaVu Sans Mono" fo:font-size="8.5pt" fo:letter-spacing="normal" fo:font-style="italic" fo:font-weight="normal" style:font-size-asian="8.5pt" style:font-style-asian="italic" style:font-size-complex="8.5pt" style:font-style-complex="italic"/>
    </style:style>
    <style:style style:name="T15" style:family="text">
      <style:text-properties fo:font-variant="normal" fo:text-transform="none" fo:font-size="8.5pt" fo:letter-spacing="normal" fo:font-style="normal" fo:font-weight="normal" officeooo:rsid="0019d4da" style:font-size-asian="8.5pt" style:font-size-complex="8.5pt"/>
    </style:style>
    <style:style style:name="T16" style:family="text">
      <style:text-properties fo:font-weight="bold" style:font-weight-asian="bold" style:font-weight-complex="bold"/>
    </style:style>
    <style:style style:name="T17" style:family="text">
      <style:text-properties fo:font-weight="bold" officeooo:rsid="0015201e" style:font-weight-asian="bold" style:font-weight-complex="bold"/>
    </style:style>
    <style:style style:name="T18" style:family="text">
      <style:text-properties officeooo:rsid="0019d4da"/>
    </style:style>
    <style:style style:name="T19" style:family="text">
      <style:text-properties fo:font-size="8.5pt" style:font-size-asian="8.5pt" style:font-size-complex="8.5pt"/>
    </style:style>
    <style:style style:name="T20" style:family="text">
      <style:text-properties officeooo:rsid="0020db6f"/>
    </style:style>
    <style:style style:name="T21" style:family="text">
      <style:text-properties officeooo:rsid="0025baf5"/>
    </style:style>
    <style:style style:name="T22" style:family="text">
      <style:text-properties officeooo:rsid="0026097a"/>
    </style:style>
    <style:style style:name="T23" style:family="text">
      <style:text-properties officeooo:rsid="003876cf"/>
    </style:style>
    <style:style style:name="T24" style:family="text">
      <style:text-properties style:font-name="DejaVu Sans Mono" fo:font-size="8.5pt" style:font-size-asian="8.5pt" style:font-size-complex="8.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 text:c="28"/><text:span text:style-name="T16">DESIGNED MIND </text:span><text:span text:style-name="T17">SYMPOSIUM </text:span><text:span text:style-name="T16">2017</text:span><text:line-break/> <text:s text:c="33"/>CALL FOR PAPERS</text:p>
      <text:p text:style-name="P4"><text:s text:c="25"/><text:span text:style-name="T20">Exploring</text:span> the <text:span text:style-name="T18">f</text:span>unction, <text:span text:style-name="T18">e</text:span>volution<text:line-break/> <text:s text:c="25"/>&amp; <text:span text:style-name="T18">i</text:span>mplementation of <text:span text:style-name="T18">c</text:span>onsciousness</text:p>
      <text:p text:style-name="P4"><text:s text:c="22"/>Informatics Forum, University of Edinburgh<text:line-break/> <text:s text:c="32"/>Edinburgh, Scotland<text:line-break/> <text:s text:c="33"/>8-9 November 2017</text:p>
      <text:p text:style-name="P3"><text:span text:style-name="T19"><text:s text:c="31"/></text:span><text:a xlink:type="simple" xlink:href="http://designedmind.org/" text:style-name="Internet_20_link" text:visited-style-name="Visited_20_Internet_20_Link"><text:span text:style-name="T19">http://designedmind.org</text:span></text:a></text:p>
      <text:p text:style-name="P5"/>
      <text:p text:style-name="P10">KEYNOTE SPEAKERS</text:p>
      <text:p text:style-name="P6">Daniel C. Dennett, Tufts University<text:line-break/>Michael Graziano, Princeton University</text:p>
      <text:p text:style-name="P9">REPRESENTING OURSELVES</text:p>
      <text:p text:style-name="P5">The fact that I have subjective experience is quite mysterious. It seems to be a “further fact” about me, surplus to all the conceivable functional facts. I can imagine a machine with the same outward behaviour, yet lacking an inner life. These intuitions are compelling, and lead many to suspect that a theory of consciousness will require a new kind of science, perhaps one which posits consciousness as an all-pervasive feature of the universe. We may have to identify consciousness with some kind of information processing or informational complexity, with no real insight into why such an identification makes sense, or accept consciousness as an epiphenomenon, present whenever certain kinds of processes are present. <text:span text:style-name="T23">Some feel t</text:span>hese <text:span text:style-name="T21">prospects </text:span>offer little explanation, and relegate consciousness to a passive role, with not much to do except come along for the ride.</text:p>
      <text:p text:style-name="P2"><text:span text:style-name="T1">These intuitions also neglect a crucial fact about our behaviour, namely that consciousness is much of the </text:span><text:span text:style-name="Emphasis"><text:span text:style-name="T11">subject matter</text:span></text:span><text:span text:style-name="Emphasis"><text:span text:style-name="T1"> </text:span></text:span><text:span text:style-name="T1">of what we say and do. We describe the world </text:span><text:span text:style-name="Emphasis"><text:span text:style-name="T14">from a vantage point</text:span></text:span><text:span text:style-name="T1">, contrast how things </text:span><text:span text:style-name="Emphasis"><text:span text:style-name="T14">seem </text:span></text:span><text:span text:style-name="T1">from that vantage point with how we believe the world to be, summarise our goals and plans, explain the world around us in terms of possibilities for action, and justify the actions we take in terms of consciously held beliefs, desires and feelings. While we intuit strongly that such “consciousness talk” — elaborate behaviour oriented around an ostensibly private mental life — could somehow happen without “real” consciousness inside, we remain curiously oblivious to the fact that if </text:span><text:span text:style-name="Emphasis"><text:span text:style-name="T9">our</text:span></text:span><text:span text:style-name="Emphasis"><text:span text:style-name="T1"> </text:span></text:span><text:span text:style-name="Emphasis"><text:span text:style-name="T13">own</text:span></text:span><text:span text:style-name="Emphasis"><text:span text:style-name="T4"> </text:span></text:span><text:span text:style-name="T1">consciousness talk is ever to be </text:span><text:span text:style-name="T4">a consequence of our</text:span><text:span text:style-name="T1"> </text:span><text:span text:style-name="T4">own </text:span><text:span text:style-name="Emphasis"><text:span text:style-name="T10">“real”</text:span></text:span><text:span text:style-name="Emphasis"><text:span text:style-name="T1"> </text:span></text:span><text:span text:style-name="Emphasis"><text:span text:style-name="T4">consciousness,</text:span></text:span><text:span text:style-name="T1"> then it can only be that the latter is </text:span><text:span text:style-name="T6">in fact </text:span><text:span text:style-name="T5">a psychological</text:span><text:span text:style-name="T1"> mechanism taking place in the physical world.</text:span></text:p>
      <text:p text:style-name="P1"><text:span text:style-name="T7">This has led some researchers to suggest that it </text:span><text:span text:style-name="T1">is </text:span><text:span text:style-name="T14">these behaviours</text:span><text:span text:style-name="T1"> that are the proper target, or explanandum, of a science of consciousness. Modern theories along </text:span><text:span text:style-name="T8">such</text:span><text:span text:style-name="T1"> lines, developed by Daniel Dennett and others, propose that we understand our conscious lives as the </text:span><text:span text:style-name="Emphasis"><text:span text:style-name="T14">content</text:span></text:span><text:span text:style-name="Emphasis"><text:span text:style-name="T1"> </text:span></text:span><text:span text:style-name="T1">of an internal self-model. What we intuit as a “private realm” is a control mechanism operating in the public world: a brain's way of representing the organism as a </text:span><text:span text:style-name="T2">situated</text:span><text:span text:style-name="T1"> agent, a reflective self-representation designed by evolution to enable new levels of autonomy, self-monitoring and deliberative action. By representing not only the world and its affordances for action, but also ourselves as embodied agents in the world, and ultimately ourselves as </text:span><text:span text:style-name="Emphasis"><text:span text:style-name="T14">representers</text:span></text:span><text:span text:style-name="T1">, the evolving brain converged on the </text:span><text:span text:style-name="Emphasis"><text:span text:style-name="T14">self</text:span></text:span><text:span text:style-name="Emphasis"><text:span text:style-name="T1"> </text:span></text:span><text:span text:style-name="T1">as the solution to a control problem. We cannot easily appreciate the self-model-within-a-world-model </text:span><text:span text:style-name="Emphasis"><text:span text:style-name="T12">as</text:span></text:span><text:span text:style-name="Emphasis"><text:span text:style-name="T1"> </text:span></text:span><text:span text:style-name="T1">a model, because “we” only exist in virtue of the model, as its central feature.</text:span></text:p>
      <text:p text:style-name="P5">The symposium is a forum to elaborate, discuss and critique this emerging scientific picture of consciousness as a form of reflective <text:span text:style-name="T22">self-representation</text:span>. We invite perspectives from philosophy, psychology, neuroscience and informatics.</text:p>
      <text:p text:style-name="P9">SUBMISSION GUIDELINES</text:p>
      <text:p text:style-name="P1"><text:span text:style-name="T1">We invite submissions of high-quality short papers for presentation at the symposium. Papers should be in PDF format and no more than 4,000 words in length. Please prepare your submission for blind review and submit via EasyChair at </text:span><text:a xlink:type="simple" xlink:href="https://easychair.org/conferences/?conf=dm2017" text:style-name="Internet_20_link" text:visited-style-name="Visited_20_Internet_20_Link"><text:span text:style-name="T24">https://easychair.org/conferences/?conf=dm2017</text:span></text:a><text:span text:style-name="T1">. Authors of accepted papers will have their registration fees waived.</text:span></text:p>
      <text:p text:style-name="P5"><text:soft-page-break/>After the symposium, there will be an open call for full-length (8,000 word) papers for publication as a collected volume or journal special issue (details forthcoming).</text:p>
      <text:p text:style-name="P11">IMPORTANT DATES</text:p>
      <text:p text:style-name="P7">Registration opens: 30 May, 2017<text:line-break/>Submission deadline: 30 July, 2017<text:line-break/>Notification of acceptance: 9 September, 2017<text:line-break/>Early registration deadline: 15 September, 2017<text:line-break/>Designed Mind symposium: 8-9 November, 2017<text:line-break/>Expecting Ourselves workshop: 10 November, 2017</text:p>
      <text:p text:style-name="P9">SPEAKER BIOS</text:p>
      <text:p text:style-name="P5">Daniel C. Dennett, author of Consciousness Explained (Little, Brown and Co., 1991), Freedom Evolves (Viking Penguin, 2003) and Darwin's Dangerous Idea (Simon &amp; Schuster, 1995), is University Professor and Austin B. Fletcher Professor of Philosophy, and Co-Director of the Center for Cognitive Studies at Tufts University.</text:p>
      <text:p text:style-name="P5">Michael Graziano, author of Consciousness and the Social Brain (Oxford University Press, 2013) is Professor of Psychology and Neuroscience at Princeton University.</text:p>
      <text:p text:style-name="P9">AFFILIATED WORKSHOP</text:p>
      <text:p text:style-name="P1"><text:span text:style-name="T1">The symposium will be followed by Expecting Ourselves: Prediction, Action, and the Embodied Mind, also in the Informatics Forum. Registration will be separate for this event. See </text:span><text:a xlink:type="simple" xlink:href="http://www.x-spect.org/first-project-workshop.html" text:style-name="Internet_20_link" text:visited-style-name="Visited_20_Internet_20_Link"><text:span text:style-name="T24">http://www.x-spect.org/first-project-workshop.html</text:span></text:a><text:span text:style-name="T1">.</text:span></text:p>
      <text:p text:style-name="P11">ORGANISING COMMITTEE</text:p>
      <text:p text:style-name="P8">Programme Chair: <text:s text:c="7"/>Roly Perera (University of Edinburgh)<text:line-break/>Publication Chairs: <text:s text:c="4"/>Takuya Nikawa (Chiba University)<text:line-break/> <text:s text:c="23"/>Max Jones (University of Bristol)<text:line-break/>Publicity Chair: <text:s text:c="7"/>Aïda Elamrani Raoult (Institut Jean Nicod)</text:p>
      <text:p text:style-name="P12"><text:span text:style-name="T15">For general enquiries email </text:span><text:a xlink:type="simple" xlink:href="mailto:info@designedmind.org" text:style-name="Internet_20_link" text:visited-style-name="Visited_20_Internet_20_Link"><text:span text:style-name="T15">info@designedmind.org</text:span></text:a><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shadow="none" style:writing-mode="pag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23:21.763955410</meta:creation-date>
    <dc:date>2017-04-19T08:23:40.994649373</dc:date>
    <meta:editing-duration>PT2H11M35S</meta:editing-duration>
    <meta:editing-cycles>44</meta:editing-cycles>
    <meta:generator>LibreOffice/5.2.2.2$Linux_X86_64 LibreOffice_project/20m0$Build-2</meta:generator>
    <meta:document-statistic meta:table-count="0" meta:image-count="0" meta:object-count="0" meta:page-count="2" meta:paragraph-count="24" meta:word-count="756" meta:character-count="5409" meta:non-whitespace-character-count="4400"/>
  </office:meta>
</office:document-meta>
</file>